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coonLogFormatter.CocoonLogFormatter( int stackDep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coonLogFormatter.getStackTrace( final Throwable throwable , final String form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coonLogFormatter.getClass( String forma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coonLogFormatter.getTime( final long time , String patter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coonLogFormatter.getURI( ContextMap ctxMa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coonLogFormatter.getTypeIdFor( String typ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allStack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LogFormatter.formatPatternRun( LogEvent event , PatternRun ru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coonLogFormatter.getHost( ContextMap ctxMa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coonLogFormatter.getThread( ContextMap ctxMa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coonLogFormatter.CocoonLogForma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LogFormatter.getQueryString( ContextMap ctxMap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